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IENTE: 1</text:p>
      <text:p text:style-name="Standard">Nombre: Agustín</text:p>
      <text:p text:style-name="Standard">Apellidos: Morcillo Aguado</text:p>
      <text:p text:style-name="Standard">Email: agus@morcillo.com</text:p>
      <text:p text:style-name="Standard">Teléfono: 123456789</text:p>
      <text:p text:style-name="Standard"/>
      <text:p text:style-name="Standard">CLIENTE: 2</text:p>
      <text:p text:style-name="Standard">Nombre: Elena</text:p>
      <text:p text:style-name="Standard">Apellidos: Botezatu</text:p>
      <text:p text:style-name="Standard">Email: elena@botezatu.com</text:p>
      <text:p text:style-name="Standard">Teléfono: 987654321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7T17:38:13.293000000</meta:creation-date>
    <dc:date>2024-12-07T17:38:48.734000000</dc:date>
    <meta:editing-duration>PT36S</meta:editing-duration>
    <meta:editing-cycles>1</meta:editing-cycles>
    <meta:document-statistic meta:table-count="0" meta:image-count="0" meta:object-count="0" meta:page-count="1" meta:paragraph-count="10" meta:word-count="21" meta:character-count="180" meta:non-whitespace-character-count="169"/>
    <meta:generator>LibreOffice/24.8.2.1$Windows_X86_64 LibreOffice_project/0f794b6e29741098670a3b95d60478a65d05ef13</meta:generator>
  </office:meta>
</office:document-meta>
</file>